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1.9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6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1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76cm" fo:min-width="1.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5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2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98cm" fo:min-width="3.3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5.2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3.25cm" svg:height="1.25cm" svg:x="7.506cm" svg:y="1.163cm">
          <text:p text:style-name="P1">A. INÍCI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4" draw:id="id14" draw:layer="layout" svg:width="3.5cm" svg:height="1.061cm" svg:x="7.75cm" svg:y="26.75cm">
          <text:p text:style-name="P1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123cm" svg:height="1.25cm" svg:x="7.577cm" svg:y="3.4cm">
          <text:p text:style-name="P1">B. Inicialização</text:p>
          <draw:enhanced-geometry svg:viewBox="0 0 21600 21600" draw:type="rectangle" draw:enhanced-path="M 0 0 L 21600 0 21600 21600 0 21600 0 0 Z N"/>
        </draw:custom-shape>
        <draw:custom-shape draw:style-name="gr4" draw:text-style-name="P1" xml:id="id18" draw:id="id18" draw:layer="layout" svg:width="5.378cm" svg:height="2cm" svg:x="5.554cm" svg:y="5.619cm">
          <text:p text:style-name="P1">C. Enquanto Q não estiver vazi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4.25cm" svg:height="1cm" svg:x="13.5cm" svg:y="5.419cm">
          <text:p text:style-name="P1">E. Para cada vértice em Q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5cm" svg:height="1cm" svg:x="12.872cm" svg:y="7.25cm">
          <text:p text:style-name="P1">D. Seleção do próximo vértice a ser processad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4.25cm" svg:height="1cm" svg:x="13.5cm" svg:y="9cm">
          <text:p text:style-name="P1">Para cada vizinho de ‘u’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4cm" svg:height="1.25cm" svg:x="11.8cm" svg:y="10.75cm">
          <text:p text:style-name="P1">Se peso (u,v)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1.8cm" svg:y1="11.375cm" svg:x2="8.8cm" svg:y2="12.25cm" draw:start-shape="id1" draw:start-glue-point="5" draw:end-shape="id2" draw:end-glue-point="0" svg:d="M11800 11375h-3000v875" svg:viewBox="0 0 3001 876">
          <text:p/>
        </draw:connector>
        <draw:connector draw:style-name="gr8" draw:text-style-name="P1" draw:layer="layout" svg:x1="9.131cm" svg:y1="2.413cm" svg:x2="9.138cm" svg:y2="3.4cm" draw:start-shape="id3" draw:start-glue-point="8" draw:end-shape="id4" draw:end-glue-point="0" svg:d="M9131 2413v494h7v493" svg:viewBox="0 0 8 988">
          <text:p/>
        </draw:connector>
        <draw:connector draw:style-name="gr9" draw:text-style-name="P2" draw:layer="layout" draw:type="line" svg:x1="15.625cm" svg:y1="6.419cm" svg:x2="15.622cm" svg:y2="7.25cm" draw:start-shape="id5" draw:start-glue-point="2" draw:end-shape="id6" draw:end-glue-point="0" svg:d="M15625 6419l-3 831" svg:viewBox="0 0 4 832">
          <text:p/>
        </draw:connector>
        <draw:connector draw:style-name="gr9" draw:text-style-name="P2" draw:layer="layout" draw:type="line" svg:x1="15.622cm" svg:y1="8.25cm" svg:x2="15.625cm" svg:y2="9cm" draw:start-shape="id6" draw:start-glue-point="2" draw:end-shape="id7" draw:end-glue-point="0" svg:d="M15622 8250l3 750" svg:viewBox="0 0 4 751">
          <text:p/>
        </draw:connector>
        <draw:connector draw:style-name="gr8" draw:text-style-name="P1" draw:layer="layout" svg:x1="15.625cm" svg:y1="10cm" svg:x2="13.8cm" svg:y2="10.75cm" draw:start-shape="id7" draw:start-glue-point="2" draw:end-shape="id1" draw:end-glue-point="4" svg:d="M15625 10000v375h-1825v375" svg:viewBox="0 0 1826 751">
          <text:p/>
        </draw:connector>
        <draw:custom-shape draw:style-name="gr10" draw:text-style-name="P1" xml:id="id2" draw:id="id2" draw:layer="layout" svg:width="6.1cm" svg:height="1.5cm" svg:x="5.75cm" svg:y="12.25cm">
          <text:p text:style-name="P1">Cálculo da distância alternativa `alt`</text:p>
          <text:p text:style-name="P1">do vértice `s` a `v` passando por `u`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5.5cm" svg:height="1.75cm" svg:x="10.85cm" svg:y="14.85cm">
          <text:p text:style-name="P1">Se alt &lt; dist[v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8cm" svg:y1="13.75cm" svg:x2="13.6cm" svg:y2="14.85cm" draw:start-shape="id2" draw:start-glue-point="2" draw:end-shape="id8" draw:end-glue-point="4" svg:d="M8800 13750v550h4800v550" svg:viewBox="0 0 4801 1101">
          <text:p/>
        </draw:connector>
        <draw:custom-shape draw:style-name="gr12" draw:text-style-name="P1" xml:id="id9" draw:id="id9" draw:layer="layout" svg:width="4cm" svg:height="1.5cm" svg:x="13.85cm" svg:y="17.3cm">
          <text:p text:style-name="P1">atualiza `dist[v]` para `alt`</text:p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3.75cm" svg:height="1.5cm" svg:x="7.45cm" svg:y="16.65cm">
          <text:p text:style-name="P1">Atualiza o predecessor de `v` para `u`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35cm" svg:y1="15.725cm" svg:x2="17.85cm" svg:y2="18.05cm" draw:start-shape="id8" draw:start-glue-point="7" draw:end-shape="id9" draw:end-glue-point="1" svg:d="M16350 15725h2001v2325h-501" svg:viewBox="0 0 2002 2326">
          <text:p/>
        </draw:connector>
        <draw:connector draw:style-name="gr8" draw:text-style-name="P1" draw:layer="layout" svg:x1="10.85cm" svg:y1="15.725cm" svg:x2="9.325cm" svg:y2="16.65cm" draw:start-shape="id8" draw:start-glue-point="5" draw:end-shape="id10" draw:end-glue-point="0" svg:d="M10850 15725h-1525v925" svg:viewBox="0 0 1526 926">
          <text:p/>
        </draw:connector>
        <draw:custom-shape draw:style-name="gr14" draw:text-style-name="P1" xml:id="id11" draw:id="id11" draw:layer="layout" svg:width="3.843cm" svg:height="1.448cm" svg:x="14.807cm" svg:y="12.552cm">
          <text:p text:style-name="P1">Erro: o grafo contém arestas com pesos negativos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8cm" svg:y1="11.375cm" svg:x2="16.728cm" svg:y2="12.552cm" draw:start-shape="id1" draw:start-glue-point="7" draw:end-shape="id11" draw:end-glue-point="0" svg:d="M15800 11375h928v1177" svg:viewBox="0 0 929 1178">
          <text:p/>
        </draw:connector>
        <draw:custom-shape draw:style-name="gr15" draw:text-style-name="P1" xml:id="id12" draw:id="id12" draw:layer="layout" svg:width="5cm" svg:height="1.75cm" svg:x="6.815cm" svg:y="18.841cm">
          <text:p text:style-name="P1">Reordena `v` na fila de prioridade `Q` com base na nova distância</text:p>
          <text:p text:style-name="P1">`dist[v]`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9.325cm" svg:y1="18.15cm" svg:x2="9.315cm" svg:y2="18.841cm" draw:start-shape="id10" draw:start-glue-point="2" draw:end-shape="id12" draw:end-glue-point="0" svg:d="M9325 18150l-10 691" svg:viewBox="0 0 11 692">
          <text:p/>
        </draw:connector>
        <draw:custom-shape draw:style-name="gr16" draw:text-style-name="P1" xml:id="id16" draw:id="id16" draw:layer="layout" svg:width="5.75cm" svg:height="1.75cm" svg:x="9.75cm" svg:y="21.5cm">
          <text:p text:style-name="P1">F. Termina o processamento de todos os vizinhos de `u`</text:p>
          <draw:enhanced-geometry svg:viewBox="0 0 21600 21600" draw:type="rectangle" draw:enhanced-path="M 0 0 L 21600 0 21600 21600 0 21600 0 0 Z N"/>
        </draw:custom-shape>
        <draw:custom-shape draw:style-name="gr15" draw:text-style-name="P1" xml:id="id17" draw:id="id17" draw:layer="layout" svg:width="5cm" svg:height="1.75cm" svg:x="6.75cm" svg:y="24.15cm">
          <text:p text:style-name="P1">Termina o processamento de todos os vértices na fila de prioridade</text:p>
          <text:p text:style-name="P1">`Q`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4cm" svg:height="1.75cm" svg:x="14.15cm" svg:y="23.8cm">
          <text:p text:style-name="P1">O algoritmo retorna os arrays `dist[]` e `previous[]`.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15cm" svg:y1="25.55cm" svg:x2="9.5cm" svg:y2="26.75cm" draw:start-shape="id13" draw:start-glue-point="2" draw:end-shape="id14" draw:end-glue-point="4" svg:d="M16150 25550v600h-6650v600" svg:viewBox="0 0 6651 1201">
          <text:p/>
        </draw:connector>
        <draw:connector draw:style-name="gr9" draw:text-style-name="P2" xml:id="id15" draw:id="id15" draw:layer="layout" draw:type="line" svg:x1="7.506cm" svg:y1="1.788cm" svg:x2="3.338cm" svg:y2="1.832cm" draw:start-shape="id3" draw:start-glue-point="6" svg:d="M7506 1788l-4168 44" svg:viewBox="0 0 4169 45">
          <text:p/>
        </draw:connector>
        <draw:connector draw:style-name="gr8" draw:text-style-name="P1" draw:layer="layout" svg:x1="3.338cm" svg:y1="1.832cm" svg:x2="7.75cm" svg:y2="27.281cm" draw:start-shape="id15" draw:start-glue-point="3" draw:end-shape="id14" draw:end-glue-point="6" svg:d="M3338 1832v25449h4412" svg:viewBox="0 0 4413 25450">
          <text:p/>
        </draw:connector>
        <draw:connector draw:style-name="gr8" draw:text-style-name="P1" draw:layer="layout" svg:x1="9.315cm" svg:y1="20.591cm" svg:x2="12.625cm" svg:y2="21.5cm" draw:start-shape="id12" draw:start-glue-point="2" draw:end-shape="id16" draw:end-glue-point="0" svg:d="M9315 20591v455h3310v454" svg:viewBox="0 0 3311 910">
          <text:p/>
        </draw:connector>
        <draw:connector draw:style-name="gr8" draw:text-style-name="P1" draw:layer="layout" svg:x1="12.625cm" svg:y1="23.25cm" svg:x2="9.25cm" svg:y2="24.15cm" draw:start-shape="id16" draw:start-glue-point="2" draw:end-shape="id17" draw:end-glue-point="0" svg:d="M12625 23250v450h-3375v450" svg:viewBox="0 0 3376 901">
          <text:p/>
        </draw:connector>
        <draw:connector draw:style-name="gr8" draw:text-style-name="P1" draw:layer="layout" svg:x1="18.65cm" svg:y1="13.276cm" svg:x2="11.25cm" svg:y2="27.281cm" draw:start-shape="id11" draw:start-glue-point="1" draw:end-shape="id14" draw:end-glue-point="10" svg:d="M18650 13276h500v14005h-7900" svg:viewBox="0 0 7901 14006">
          <text:p/>
        </draw:connector>
        <draw:connector draw:style-name="gr8" draw:text-style-name="P1" draw:layer="layout" svg:x1="5.554cm" svg:y1="6.619cm" svg:x2="8.262cm" svg:y2="27.656cm" draw:start-shape="id18" draw:start-glue-point="5" draw:end-shape="id14" draw:end-glue-point="7" svg:d="M5554 6619h-501v21693h3209v-656" svg:viewBox="0 0 3210 21694">
          <text:p/>
        </draw:connector>
        <draw:connector draw:style-name="gr8" draw:text-style-name="P1" draw:layer="layout" svg:x1="9.138cm" svg:y1="4.65cm" svg:x2="8.243cm" svg:y2="5.619cm" draw:start-shape="id4" draw:start-glue-point="2" draw:end-shape="id18" draw:end-glue-point="4" svg:d="M9138 4650v485h-895v484" svg:viewBox="0 0 896 970">
          <text:p/>
        </draw:connector>
        <draw:connector draw:style-name="gr8" draw:text-style-name="P1" draw:layer="layout" svg:x1="11.75cm" svg:y1="25.025cm" svg:x2="14.15cm" svg:y2="24.675cm" draw:start-shape="id17" draw:start-glue-point="1" draw:end-shape="id13" draw:end-glue-point="3" svg:d="M11750 25025h1200v-350h1200" svg:viewBox="0 0 2401 351">
          <text:p/>
        </draw:connector>
        <draw:connector draw:style-name="gr8" draw:text-style-name="P1" draw:layer="layout" svg:x1="10.932cm" svg:y1="6.619cm" svg:x2="13.5cm" svg:y2="5.919cm" draw:start-shape="id18" draw:start-glue-point="7" draw:end-shape="id5" svg:d="M10932 6619h1285v-700h1283" svg:viewBox="0 0 2569 7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9T19:54:31.777000000</meta:creation-date>
    <dc:date>2024-06-09T21:12:34.576000000</dc:date>
    <meta:editing-duration>PT33M20S</meta:editing-duration>
    <meta:editing-cycles>8</meta:editing-cycles>
    <meta:generator>LibreOffice/7.3.2.2$Windows_X86_64 LibreOffice_project/49f2b1bff42cfccbd8f788c8dc32c1c309559be0</meta:generator>
    <meta:document-statistic meta:object-count="37"/>
  </office:meta>
</office:document-meta>
</file>